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854cm"/>
    </style:style>
    <style:style style:name="co3" style:family="table-column">
      <style:table-column-properties fo:break-before="auto" style:column-width="25.056cm"/>
    </style:style>
    <style:style style:name="co4" style:family="table-column">
      <style:table-column-properties fo:break-before="auto" style:column-width="1.84cm"/>
    </style:style>
    <style:style style:name="co5" style:family="table-column">
      <style:table-column-properties fo:break-before="auto" style:column-width="7.855cm"/>
    </style:style>
    <style:style style:name="co6" style:family="table-column">
      <style:table-column-properties fo:break-before="auto" style:column-width="15.042cm"/>
    </style:style>
    <style:style style:name="co7" style:family="table-column">
      <style:table-column-properties fo:break-before="auto" style:column-width="1.785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2.249cm" fo:break-before="auto" style:use-optimal-row-height="false"/>
    </style:style>
    <style:style style:name="ro6" style:family="table-row">
      <style:table-row-properties style:row-height="2.69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3.149cm" fo:break-before="auto" style:use-optimal-row-height="fals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1.73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column table:style-name="co5" table:default-cell-style-name="ce8"/>
        <table:table-column table:style-name="co6" table:default-cell-style-name="ce2"/>
        <table:table-column table:style-name="co7" table:number-columns-repeated="25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METS/ NSESSS</text:p>
          </table:table-cell>
          <table:table-cell table:style-name="ce7" office:value-type="string" calcext:value-type="string">
            <text:p>Text pravidla</text:p>
          </table:table-cell>
          <table:table-cell table:style-name="ce7" office:value-type="string" calcext:value-type="string">
            <text:p>Použití kontroly</text:p>
          </table:table-cell>
          <table:table-cell table:style-name="ce7" office:value-type="string" calcext:value-type="string">
            <text:p>Zdroj</text:p>
          </table:table-cell>
          <table:table-cell table:style-name="ce7" office:value-type="string" calcext:value-type="string">
            <text:p>Popis chyby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 calcext:value-type="string">
            <text:p>Kontrola škodlivého kódu</text:p>
          </table:table-cell>
          <table:table-cell table:number-columns-repeated="256"/>
        </table:table-row>
        <table:table-row table:style-name="ro2">
          <table:table-cell table:style-name="ce4" office:value-type="string" calcext:value-type="string">
            <text:p>vir1</text:p>
          </table:table-cell>
          <table:table-cell/>
          <table:table-cell office:value-type="string" calcext:value-type="string">
            <text:p>Datový balíček SIP neobsahuje hrozb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21 odst. 6 vyhlášky č. 259/2012 Sb.</text:p>
          </table:table-cell>
          <table:table-cell office:value-type="string" calcext:value-type="string">
            <text:p>Datový balíček SIP obsahuje hrozbu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 calcext:value-type="string">
            <text:p>Kontrola datové struktury</text:p>
          </table:table-cell>
          <table:table-cell table:number-columns-repeated="256"/>
        </table:table-row>
        <table:table-row table:style-name="ro2">
          <table:table-cell table:style-name="ce4" office:value-type="string" calcext:value-type="string">
            <text:p>data1</text:p>
          </table:table-cell>
          <table:table-cell/>
          <table:table-cell office:value-type="string" calcext:value-type="string">
            <text:p>Datový balíček SIP je soubor v datovém formátu ZIP (jeho MIME Content-type je detekován jako application/zip) nebo složka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9 a 11.2.1 NSESSS.</text:p>
          </table:table-cell>
          <table:table-cell table:style-name="ce10" office:value-type="string" calcext:value-type="string">
            <text:p>Datový balíček SIP je chybně strukturován.</text:p>
          </table:table-cell>
          <table:table-cell table:number-columns-repeated="251"/>
        </table:table-row>
        <table:table-row table:style-name="ro4">
          <table:table-cell table:style-name="ce4" office:value-type="string" calcext:value-type="string">
            <text:p>data2</text:p>
          </table:table-cell>
          <table:table-cell/>
          <table:table-cell office:value-type="string" calcext:value-type="string">
            <text:p>Pokud je datový balíček SIP komprimován do souboru v datovém formátu ZIP, po rozbalení obsahuje právě jednu složku. Ta má stejný název jako je název souboru v datovém formátu ZIP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9 NSESSS.</text:p>
          </table:table-cell>
          <table:table-cell table:style-name="ce10" office:value-type="string" calcext:value-type="string">
            <text:p>Uvedeno je chybně označení datového balíčku SIP.</text:p>
          </table:table-cell>
          <table:table-cell table:number-columns-repeated="251"/>
        </table:table-row>
        <table:table-row table:style-name="ro4">
          <table:table-cell table:style-name="ce4" office:value-type="string" calcext:value-type="string">
            <text:p>data3</text:p>
          </table:table-cell>
          <table:table-cell/>
          <table:table-cell office:value-type="string" calcext:value-type="string">
            <text:p>Složka obsahuje právě jeden soubor pojmenovaný mets.xml nebo právě jeden soubor pojmenovaný mets.xml a složku pojmenovanou komponenty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2, 11.2.3 a 11.2.8 NSESSS.</text:p>
          </table:table-cell>
          <table:table-cell table:style-name="ce15" office:value-type="string" calcext:value-type="string">
            <text:p>Uvedena jsou chybně metadata a komponenty (počítačové soubory) v datovém balíčku SIP.</text:p>
          </table:table-cell>
          <table:table-cell table:number-columns-repeated="251"/>
        </table:table-row>
        <table:table-row table:style-name="ro3">
          <table:table-cell table:style-name="ce3"/>
          <table:table-cell table:number-columns-repeated="256"/>
        </table:table-row>
        <table:table-row table:style-name="ro2">
          <table:table-cell table:number-columns-repeated="2"/>
          <table:table-cell table:style-name="ce9" office:value-type="string" calcext:value-type="string">
            <text:p>Další kontroly se provádí nad souborem mets.xml.</text:p>
          </table:table-cell>
          <table:table-cell table:number-columns-repeated="254"/>
        </table:table-row>
        <table:table-row table:style-name="ro3">
          <table:table-cell table:style-name="ce3" office:value-type="string" calcext:value-type="string">
            <text:p>Kontrola znakové sady</text:p>
          </table:table-cell>
          <table:table-cell table:number-columns-repeated="256"/>
        </table:table-row>
        <table:table-row table:style-name="ro4">
          <table:table-cell table:style-name="ce4" office:value-type="string" calcext:value-type="string">
            <text:p>kod1</text:p>
          </table:table-cell>
          <table:table-cell/>
          <table:table-cell office:value-type="string" calcext:value-type="string">
            <text:p>Znakovou sadou souboru je Unicode/UCS v kódování UTF-8 bez BOM (Byte order mark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7 NSESSS.</text:p>
          </table:table-cell>
          <table:table-cell table:style-name="ce8" office:value-type="string" calcext:value-type="string">
            <text:p>Znaková sada datového balíčku SIP není Unicode/UCS v kódování UTF-8 bez BOM (Byte order mark)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 calcext:value-type="string">
            <text:p>Kontrola správnosti XML</text:p>
          </table:table-cell>
          <table:table-cell table:number-columns-repeated="256"/>
        </table:table-row>
        <table:table-row table:style-name="ro2">
          <table:table-cell table:style-name="ce4" office:value-type="string" calcext:value-type="string">
            <text:p>wf1</text:p>
          </table:table-cell>
          <table:table-cell/>
          <table:table-cell office:value-type="string" calcext:value-type="string">
            <text:p>Soubor je well-forme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2 NSESSS.</text:p>
          </table:table-cell>
          <table:table-cell office:value-type="string" calcext:value-type="string">
            <text:p>Datový balíček SIP nedodržuje syntaxi jazyka XML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 calcext:value-type="string">
            <text:p>Kontrola jmenných prostorů XML</text:p>
          </table:table-cell>
          <table:table-cell table:number-columns-repeated="256"/>
        </table:table-row>
        <table:table-row table:style-name="ro2">
          <table:table-cell table:style-name="ce4" office:value-type="string" calcext:value-type="string">
            <text:p>ns1</text:p>
          </table:table-cell>
          <table:table-cell/>
          <table:table-cell office:value-type="string" calcext:value-type="string">
            <text:p>Soubor obsahuje právě jeden kořenový element &lt;mets:mets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Chybí kořenový element datového balíčku SIP.</text:p>
          </table:table-cell>
          <table:table-cell table:number-columns-repeated="251"/>
        </table:table-row>
        <table:table-row table:style-name="ro5">
          <table:table-cell table:style-name="ce4" office:value-type="string" calcext:value-type="string">
            <text:p>ns2</text:p>
          </table:table-cell>
          <table:table-cell/>
          <table:table-cell office:value-type="string" calcext:value-type="string">
            <text:p>Element &lt;mets:mets&gt; obsahuje atribut xsi:schemaLocation s hodnotou http://www.loc.gov/METS/ http://www.loc.gov/standards/mets/mets.xsd http://www.mvcr.cz/nsesss/v3 http://www.mvcr.cz/nsesss/v3/nsesss.xsd http://nsess.public.cz/erms_trans/v_01_01 TransakcniProtokolNavrh_verze1.7.xsd nebo s hodnotou http://www.loc.gov/METS/ http://www.loc.gov/standards/mets/mets.xsd http://www.mvcr.cz/nsesss/v3 http://www.mvcr.cz/nsesss/v3/nsesss.xsd http://nsess.public.cz/erms_trans/v_01_01 http://www.mvcr.cz/nsesss/v3/nsesss-TrP.xs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Popsáno je chybně umístění příslušných schémat XML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 calcext:value-type="string">
            <text:p>Kontrola proti schématu XSD</text:p>
          </table:table-cell>
          <table:table-cell table:number-columns-repeated="256"/>
        </table:table-row>
        <table:table-row table:style-name="ro6">
          <table:table-cell table:style-name="ce4" office:value-type="string" calcext:value-type="string">
            <text:p>val1</text:p>
          </table:table-cell>
          <table:table-cell/>
          <table:table-cell office:value-type="string" calcext:value-type="string">
            <text:p>Soubor je validní proti schématům mets.xsd (v1.11), xlink.xsd (v2), nsesss.xsd (v3), nsesss-TrP.xsd, ess_ns.xsd a dmBaseTypes.xsd (v2.1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11.2.5 NSESSS, bod 2.1. přílohy č. 3 NSESSS.</text:p>
          </table:table-cell>
          <table:table-cell table:style-name="ce8" office:value-type="string" calcext:value-type="string">
            <text:p>Datový balíček SIP není validní proti schématům http://www.loc.gov/standards/mets/mets.xsd, http://www.loc.gov/standards/mets/xlink.xsd, http://www.mvcr.cz/nsesss/v3/nsesss.xsd, http://www.mvcr.cz/nsesss/v3/nsesss-TrP.xsd, http://www.mvcr.cz/nsesss/v3/ess_ns.xsd a http://www.mvcr.cz/nsesss/v3/dmBaseTypes.xsd.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3">
          <table:table-cell table:style-name="ce3" office:value-type="string" calcext:value-type="string">
            <text:p>Kontrola obsahu</text:p>
          </table:table-cell>
          <table:table-cell table:number-columns-repeated="25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OBJID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Chybí identifikátor datového balíčku SIP.</text:p>
          </table:table-cell>
          <table:table-cell table:number-columns-repeated="25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LABEL s hodnotou Datový balíček pro provedení skartačního řízení nebo Datový balíček pro předávání dokumentů a jejich metadat do archivu.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 je chybně popis datového balíčku SIP.</text:p>
          </table:table-cell>
          <table:table-cell table:number-columns-repeated="2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LABEL s hodnotou Datový balíček pro předávání dokumentů a jejich metadat do archiv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 je chybně popis datového balíčku SIP.</text:p>
          </table:table-cell>
          <table:table-cell table:number-columns-repeated="25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xmlns:xsi s hodnotou http://www.w3.org/2001/XMLSchema-instanc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a je chybně adresa jmenného prostoru schématu XML.</text:p>
          </table:table-cell>
          <table:table-cell table:number-columns-repeated="251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tribut xmlns:xlink s hodnotou http://www.w3.org/1999/xlink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1. přílohy č. 3 NSESSS.</text:p>
          </table:table-cell>
          <table:table-cell table:style-name="ce10" office:value-type="string" calcext:value-type="string">
            <text:p>Uvedena je chybně adresa jmenného prostoru schématu XML.</text:p>
          </table:table-cell>
          <table:table-cell table:number-columns-repeated="25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dětský element &lt;mets:metsHdr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povinná část (záhlaví) struktury datového balíčku SIP.</text:p>
          </table:table-cell>
          <table:table-cell table:number-columns-repeated="2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právě jeden dětský element &lt;mets:dmdSec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6. přílohy č. 3 NSESSS.</text:p>
          </table:table-cell>
          <table:table-cell table:style-name="ce10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alespoň jeden element &lt;mets:amdSec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9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&gt; obsahuje právě jeden dětský element &lt;mets:structMap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17. přílohy č. 3 NSESSS.</text:p>
          </table:table-cell>
          <table:table-cell table:style-name="ce10" office:value-type="string" calcext:value-type="string">
            <text:p>Chybí povinná část (strukturální mapa) struktury datového balíčku SIP.</text:p>
          </table:table-cell>
          <table:table-cell table:number-columns-repeated="25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tribut LASTMODDAT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datum poslední úpravy datového balíčku SIP.</text:p>
          </table:table-cell>
          <table:table-cell table:number-columns-repeated="25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tribut CREATEDATE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2. přílohy č. 3 NSESSS.</text:p>
          </table:table-cell>
          <table:table-cell table:style-name="ce10" office:value-type="string" calcext:value-type="string">
            <text:p>Chybí datum vytvoření datového balíčku SIP.</text:p>
          </table:table-cell>
          <table:table-cell table:number-columns-repeated="2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právě jeden element &lt;mets:agent&gt; s atributem TYPE s hodnotou ORGANIZATION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metsHdr&gt; obsahuje alespoň jeden element &lt;mets:agent&gt; s atributem TYPE s hodnotou INDIVIDUAL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atribut ROLE s hodnotou CREATOR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atribut ID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3. přílohy č. 3 NSESSS.</text:p>
          </table:table-cell>
          <table:table-cell table:style-name="ce10" office:value-type="string" calcext:value-type="string">
            <text:p>Uveden je chybně popis původce.</text:p>
          </table:table-cell>
          <table:table-cell table:number-columns-repeated="25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gent&gt; obsahuje právě jeden dětský element &lt;mets:name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4. přílohy č. 3 NSESSS.</text:p>
          </table:table-cell>
          <table:table-cell table:style-name="ce10" office:value-type="string" calcext:value-type="string">
            <text:p>Chybí informace o původci.</text:p>
          </table:table-cell>
          <table:table-cell table:number-columns-repeated="25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právě jeden dětský element &lt;mets:mdWrap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DTYPEVERSION s hodnotou 3.0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OTHERMDTYPE s hodnotou NSESSS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DTYPE s hodnotou OTHER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atribut MIMETYPE s hodnotou text/xml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Element &lt;mets:dmdSec&gt; obsahuje v hierarchii dětských elementů &lt;mets:mdWrap&gt; právě jeden dětský element &lt;mets:xmlData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.</text:p>
          </table:table-cell>
          <table:table-cell table:style-name="ce16" office:value-type="string" calcext:value-type="string">
            <text:p>Chybí povinná (popisná) část struktury datového balíčku SIP.</text:p>
          </table:table-cell>
          <table:table-cell table:number-columns-repeated="251"/>
        </table:table-row>
        <table:table-row table:style-name="ro4"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neexistuje žádný element &lt;nsesss:KrizovyOdkaz&gt; s atributem pevny s hodnotou ano, potom element &lt;mets:dmdSec&gt; obsahuje v hierarchii dětských elementů &lt;mets:mdWrap&gt;, &lt;mets:xmlData&gt; právě jeden dětský element &lt;nsesss:Dil&gt;, &lt;nsesss:Dokument&gt; nebo &lt;nsesss:Spis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Bod 2.7. přílohy č. 3 NSESSS; příloha č. 2 NSESSS, ř. 20.</text:p>
          </table:table-cell>
          <table:table-cell table:style-name="ce10" office:value-type="string" calcext:value-type="string">
            <text:p>Datový balíček SIP neobsahuje díl, spis ani dokument.</text:p>
          </table:table-cell>
          <table:table-cell table:number-columns-repeated="2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nsesss:KrizovyOdkaz&gt; a obsahuje atribut pevny s hodnotou ano, potom pro každý jeho výskyt obsahuje element &lt;mets:dmdSec&gt; v hierarchii dětských elementů &lt;mets:mdWrap&gt;, &lt;mets:xmlData&gt; dětský element &lt;nsesss:Dil&gt; nebo &lt;nsesss:Dokument&gt; nebo &lt;nsesss:Spis&gt; se stejnou hodnotou v dětském elementu &lt;nsesss:Identifikator&gt; a v jeho atributu zdroj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7. přílohy č. 3 NSESSS; příloha č. 2 NSESSS, ř. 20.</text:p>
          </table:table-cell>
          <table:table-cell table:style-name="ce10" office:value-type="string" calcext:value-type="string">
            <text:p>Chybí popis dílu, spisu nebo dokumentu, který je v datovém balíčku SIP připojen pevným křížovým odkazem.</text:p>
          </table:table-cell>
          <table:table-cell table:number-columns-repeated="25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mdSec&gt; obsahuje atribut ID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9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amdSec&gt; obsahuje právě jeden dětský element &lt;mets:digiprovMD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0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právě jeden dětský element &lt;mets:mdWrap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DTYPEVERSION s hodnotou 1.0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OTHERMDTYPE s hodnotou TP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DTYPE s hodnotou OTHER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atribut MIMETYPE s hodnotou text/xml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1. přílohy č. 3 NSESSS.</text:p>
          </table:table-cell>
          <table:table-cell table:style-name="ce10" office:value-type="string" calcext:value-type="string">
            <text:p>Uveden je chybně popis schématu XML.</text:p>
          </table:table-cell>
          <table:table-cell table:number-columns-repeated="25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 právě jeden dětský element &lt;mets:xmlData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2. přílohy č. 3 NSESSS.</text:p>
          </table:table-cell>
          <table:table-cell table:style-name="ce10" office:value-type="string" calcext:value-type="string">
            <text:p>Chybí povinná část (transakční protokol) struktury datového balíčku SIP.</text:p>
          </table:table-cell>
          <table:table-cell table:number-columns-repeated="251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Každý element &lt;mets:digiprovMD&gt; obsahuje v hierarchii dětských elementů &lt;mets:mdWrap&gt;, &lt;mets:xmlData&gt; právě jeden dětský element &lt;tp:TransakcniLogObjektu&gt;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2. přílohy č. 3 NSESSS.</text:p>
          </table:table-cell>
          <table:table-cell table:style-name="ce10" office:value-type="string" calcext:value-type="string">
            <text:p>Datový balíček SIP neobsahuje transakční protokol.</text:p>
          </table:table-cell>
          <table:table-cell table:number-columns-repeated="251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ne, obsahuje element &lt;mets:mets&gt; právě jeden dětský element &lt;mets:fileSec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3. přílohy č. 3 NSESSS.</text:p>
          </table:table-cell>
          <table:table-cell table:style-name="ce10" office:value-type="string" calcext:value-type="string">
            <text:p>Chybí připojení komponent (počítačových souborů).</text:p>
          </table:table-cell>
          <table:table-cell table:number-columns-repeated="251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DMDID s hodnotou uvedenou v atributu ID jakéhokoli elementu &lt;nsesss:Komponenta&gt;, přičemž právě jedna hodnota atributu DMDID odpovídá právě jedné hodnotě atributu ID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provázání komponenty (počítačového souboru) s popisnou částí.</text:p>
          </table:table-cell>
          <table:table-cell table:number-columns-repeated="25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MIMETYPE s hodnotou identifikace souborového formátu příslušné komponenty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Komponenta (počítačový soubor) má uvedený chybný datový formát.</text:p>
          </table:table-cell>
          <table:table-cell table:number-columns-repeated="251"/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HECKSUMTYPE hodnotu SHA-256 nebo SHA-512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popis pro ověření celistvosti komponenty (počítačového souboru) nebo je chybně uveden.</text:p>
          </table:table-cell>
          <table:table-cell table:number-columns-repeated="251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HECKSUM s hodnotou kontrolního součtu příslušné komponenty podle kryptografického algoritmu uvedeného v atributu CHECKSUMTYPE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elistvost komponenty (počítačového souboru) je narušena nebo chybí možnost jejího ověření.</text:p>
          </table:table-cell>
          <table:table-cell table:number-columns-repeated="25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SIZE s hodnotou velikosti příslušné komponenty v bytech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velikost komponenty (počítačového souboru) nebo je uvedena chybně.</text:p>
          </table:table-cell>
          <table:table-cell table:number-columns-repeated="25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atribut CREATED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5. přílohy č. 3 NSESSS.</text:p>
          </table:table-cell>
          <table:table-cell table:style-name="ce10" office:value-type="string" calcext:value-type="string">
            <text:p>Chybí datum vytvoření komponenty (počítačového souboru).</text:p>
          </table:table-cell>
          <table:table-cell table:number-columns-repeated="251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ile&gt;, každý obsahuje právě jeden dětský element &lt;mets:FLocat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Chybí připojení komponenty (počítačového souboru) do datového balíčku SIP nebo je provedeno chybně.</text:p>
          </table:table-cell>
          <table:table-cell table:number-columns-repeated="25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xlink:type s hodnotou simple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xlink:href s hodnotou, která odpovídá relativní cestě odkazu jakékoli komponenty uložené ve složce komponenty, přičemž právě jedna hodnota atributu xlink:href odpovídá relativní cestě odkazu právě jedné komponenty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Locat&gt;, každý obsahuje atribut LOCTYPE s hodnotou URL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6. přílohy č. 3 NSESSS.</text:p>
          </table:table-cell>
          <table:table-cell table:style-name="ce10" office:value-type="string" calcext:value-type="string">
            <text:p>Uveden je chybně popis odkazu na komponentu (počítačový soubor).</text:p>
          </table:table-cell>
          <table:table-cell table:number-columns-repeated="251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neexistuje žádný element &lt;nsesss:KrizovyOdkaz&gt; s atributem pevny s hodnotou ano, potom každý element &lt;mets:div&gt; obsahuje dětský element podle struktury entit/objektů (od spisového plánu po komponentu) v sekci dmdSec s atributem TYPE s hodnotou příslušné entity/objektu a s atributem DMDID s hodnotou příslušné entity/objektu v atributu ID a s atributem ADMID s hodnotou, která odpovídá hodnotě atributu ID příslušné entity/objektu v sekci amdSec (entita/objekt v hierarchii dětských elementů &lt;mets:digiprovMD&gt;, &lt;mets:mdWrap&gt;, &lt;mets:xmlData&gt;, &lt;tp:TransakcniLogObjektu&gt;, &lt;tp:TransLogInfo&gt;, &lt;tp:Objekt&gt;, &lt;tp:Identifikator&gt;, &lt;tns:HodnotaID&gt; a &lt;tns:ZdrojID&gt; odpovídá v hodnotách hodnotám elementu &lt;nsesss:Identifikator&gt; a jeho atributu zdroj příslušné entity/objektu v sekci dmdSec)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7 a 2.18. přílohy č. 3 NSESSS; Informační list NA, roč. 2018, čá. 2, příloha k č. 20/2018 (20.3).</text:p>
          </table:table-cell>
          <table:table-cell table:style-name="ce10" office:value-type="string" calcext:value-type="string">
            <text:p>Chybí spisový plán, věcná skupina, typový spis, součást, díl, spis, dokument nebo komponenta ve strukturální mapě a jejich provázání na transakční protokol.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54a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nsesss:KrizovyOdkaz&gt; a obsahuje atribut pevny s hodnotou ano, potom každý element &lt;mets:div&gt; obsahuje dětský element podle struktury entit/objektů (od spisového plánu po komponentu) v sekci dmdSec s atributem TYPE s hodnotou příslušné entity/objektu a s atributem hodnotě atributu ID příslušné entity/objektu v sekci amdSec (entita/objekt v hierarchii dětských elementů &lt;mets:digiprovMD&gt;, &lt;mets:mdWrap&gt;, &lt;mets:xmlData&gt;, &lt;tp:TransakcniLogObjektu&gt;, &lt;tp:TransLogInfo&gt;, &lt;tp:Objekt&gt;, &lt;tp:Identifikator&gt;, &lt;tns:HodnotaID&gt; a &lt;tns:ZdrojID&gt; odpovídá v hodnotách hodnotám elementu &lt;nsesss:Identifikator&gt; a jeho atributu zdroj příslušné entity/objektu v sekci dmdSec), přičemž v případě multiplicitního výskytu stejné entity typu součást, typový spis, věcná skupina nebo objektu spisový plán v sekci dmdSec je uvedená entita/objekt uvedena v sekci structMap právě jednou (atribut DMDID obsahuje ID libovolného výskytu příslušné entity/objektu).</text:p>
          </table:table-cell>
          <table:table-cell table:style-name="ce13" office:value-type="string" calcext:value-type="string">
            <text:p>1, 2, 3</text:p>
          </table:table-cell>
          <table:table-cell office:value-type="string" calcext:value-type="string">
            <text:p>Bod 2.17 a 2.18. přílohy č. 3 NSESSS; Informační list NA, roč. 2018, čá. 2, příloha k č. 20/2018 (20.3).</text:p>
          </table:table-cell>
          <table:table-cell table:style-name="ce10" office:value-type="string" calcext:value-type="string">
            <text:p>Chybí spisový plán, věcná skupina, typový spis, součást, díl, spis, dokument nebo komponenta ve strukturální mapě a jejich provázání na transakční protokol nebo je struktura uvedena chybně s ohledem na existenci pevného křížového odkazu.</text:p>
          </table:table-cell>
          <table:table-cell table:number-columns-repeated="25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div&gt; s atributem TYPE s hodnotou komponenta, každý obsahuje právě jeden element &lt;mets:fptr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9. přílohy č. 3 NSESSS.</text:p>
          </table:table-cell>
          <table:table-cell table:style-name="ce10" office:value-type="string" calcext:value-type="string">
            <text:p>Chybí povinná část (strukturální mapa) struktury datového balíčku SIP.</text:p>
          </table:table-cell>
          <table:table-cell table:number-columns-repeated="251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METS</text:p>
          </table:table-cell>
          <table:table-cell table:style-name="ce10" office:value-type="string" calcext:value-type="string">
            <text:p>Pokud existuje jakýkoli element &lt;mets:fptr&gt;, každý obsahuje atribut FILEID s hodnotou, která odpovídá hodnotě atributu ID elementu &lt;mets:file&gt; příslušné komponenty. Příslušnost vyjadřuje stejná hodnota atributu DMDID rodičovského elementu &lt;mets:div&gt; a elementu &lt;mets:file&gt;.</text:p>
          </table:table-cell>
          <table:table-cell table:style-name="ce13" office:value-type="string" calcext:value-type="string">
            <text:p>2, 3</text:p>
          </table:table-cell>
          <table:table-cell office:value-type="string" calcext:value-type="string">
            <text:p>Bod 2.19. přílohy č. 3 NSESSS.</text:p>
          </table:table-cell>
          <table:table-cell table:style-name="ce10" office:value-type="string" calcext:value-type="string">
            <text:p>Není v souladu provázání komponent (počítačových souborů) mezi částí počítačových souborů a strukturální mapou.</text:p>
          </table:table-cell>
          <table:table-cell table:number-columns-repeated="25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Identifikator&gt; obsahuje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3.</text:p>
          </table:table-cell>
          <table:table-cell table:style-name="ce10" office:value-type="string" calcext:value-type="string">
            <text:p>Není uveden identifikátor.</text:p>
          </table:table-cell>
          <table:table-cell table:number-columns-repeated="25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Identifikator&gt; obsahuje atribut zdroj s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288.</text:p>
          </table:table-cell>
          <table:table-cell table:style-name="ce10" office:value-type="string" calcext:value-type="string">
            <text:p>Není uveden zdroj identifikátoru.</text:p>
          </table:table-cell>
          <table:table-cell table:number-columns-repeated="25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Žádná entita (od spisového plánu po dokument) nebo objekt &lt;nsesss:Komponenta&gt;, &lt;nsesss:BezpecnostniKategorie&gt;, &lt;nsesss:SkartacniRezim&gt; nebo &lt;nsesss:TypDokumentu&gt; neobsahuje stejné hodnoty elementu &lt;nsesss:Identifikator&gt; a jeho atributu zdroj a současně odlišné hodnoty v ostatních elementech, jako má jiná entita nebo objekt uvedeného typu, kromě atributu ID uvedené entity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3.</text:p>
          </table:table-cell>
          <table:table-cell table:style-name="ce10" office:value-type="string" calcext:value-type="string">
            <text:p>Uveden je vícekrát stejný spisový plán, věcná skupina, typový spis, součást, díl, spis, dokument, komponenta, bezpečnostní kategorie, skartační režim nebo typ dokumentu nebo je vícekrát použit stejný identifikátor.</text:p>
          </table:table-cell>
          <table:table-cell table:number-columns-repeated="251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ne, obsahuje element &lt;nsesss:Dokument&gt; dětský element &lt;nsesss:Komponenty&gt;.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Příloha č. 2 NSESSS, ř. 45.</text:p>
          </table:table-cell>
          <table:table-cell table:style-name="ce10" office:value-type="string" calcext:value-type="string">
            <text:p>Chybí popis komponenty (počítačového souboru) dokumentu v digitální podobě.</text:p>
          </table:table-cell>
          <table:table-cell table:number-columns-repeated="251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 a současně element &lt;nsesss:EvidencniUdaje&gt; obsahuje v dětském elementu &lt;nsesss:Puvod&gt; element &lt;nsesss:DorucenyDokument&gt;, potom je v posledním uvedeném elementu uveden dětský element &lt;nsesss:Doruce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365.</text:p>
          </table:table-cell>
          <table:table-cell table:style-name="ce10" office:value-type="string" calcext:value-type="string">
            <text:p>Chybí doručené množství dokumentu v analogové podobě.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61a</text:p>
          </table:table-cell>
          <table:table-cell office:value-type="string" calcext:value-type="string">
            <text:p>NSESSS</text:p>
          </table:table-cell>
          <table:table-cell table:style-name="ce11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 a současně element &lt;nsesss:EvidencniUdaje&gt; obsahuje v dětském elementu &lt;nsesss:Puvod&gt; element &lt;nsesss:VlastniDokument&gt;, potom je v posledním uvedeném elementu uveden dětský element &lt;nsesss:Vytvore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08.</text:p>
          </table:table-cell>
          <table:table-cell table:style-name="ce10" office:value-type="string" calcext:value-type="string">
            <text:p>Chybí množství vlastního dokumentu v analogové podobě.</text:p>
          </table:table-cell>
          <table:table-cell table:number-columns-repeated="251"/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Jazyk&gt;, každý obsahuje pouze hodnoty uvedené v číselníku ISO 639-2:1998 uvedeném na URL: http://www.loc.gov/standards/iso639-2/ISO-639-2_utf-8.txt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2.</text:p>
          </table:table-cell>
          <table:table-cell table:style-name="ce10" office:value-type="string" calcext:value-type="string">
            <text:p>Uveden je chybně jazyk dokumentu.</text:p>
          </table:table-cell>
          <table:table-cell table:number-columns-repeated="251"/>
        </table:table-row>
        <table:table-row table:style-name="ro7">
          <table:table-cell office:value-type="float" office:value="63" calcext:value-type="float">
            <text:p>6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Vyrizeni&gt; nebo element &lt;nsesss:VyrizeniUzavreni&gt; obsahuje element &lt;nsesss:Zpusob&gt; s hodnotou jiný způsob, potom je na stejné úrovni posledního uvedeného elementu uveden dětský element &lt;nsesss:Oduvodnen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70.</text:p>
          </table:table-cell>
          <table:table-cell table:style-name="ce10" office:value-type="string" calcext:value-type="string">
            <text:p>Chybí odůvodnění vyřízení jiným způsobem.</text:p>
          </table:table-cell>
          <table:table-cell table:number-columns-repeated="25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v hierarchii dětských elementů &lt;nsesss:EvidencniUdaje&gt;, &lt;nsesss:Vyrazovani&gt;, &lt;nsesss:DataceVyrazeni&gt; obsahuje element &lt;nsesss:RokSkartacniOperace&gt; hodnotu, která je součtem hodnoty elementu &lt;nsesss:RokSpousteciUdalosti&gt;, 1 a hodnoty elementu &lt;nsesss:SkartacniLhuta&gt; uvedeného v rodičovském elementu &lt;nsesss:SkartacniRezim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4 vyhlášky č. 259/2012 Sb.</text:p>
          </table:table-cell>
          <table:table-cell table:style-name="ce10" office:value-type="string" calcext:value-type="string">
            <text:p>Uveden je chybně rok skartační operace u dokumentu (počítá se jako rok spouštěcí události + 1 + skartační lhůta).</text:p>
          </table:table-cell>
          <table:table-cell table:number-columns-repeated="251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 nebo spis (&lt;nsesss:Spis&gt;), potom v hierarchii dětských elementů &lt;nsesss:EvidencniUdaje&gt;, &lt;nsesss:Vyrazovani&gt;, &lt;nsesss:DataceVyrazeni&gt; obsahuje element &lt;nsesss:RokSkartacniOperace&gt; hodnotu, která je rovna vyšší hodnotě, přičemž jednou hodnotou je součet hodnoty elementu &lt;nsesss:RokSpousteciUdalosti&gt;, 1 a hodnoty elementu &lt;nsesss:SkartacniLhuta&gt; uvedeného v rodičovském elementu &lt;nsesss:SkartacniRezim&gt; a druhou hodnotou nejvyšší hodnota součtu hodnoty elementu &lt;nsesss:DatumDoruceni&gt; nebo &lt;nsesss:DatumVytvoreni&gt; (v závislosti na tom, zda jde o doručený nebo vlastní dokument), 1 a hodnoty elementu &lt;nsesss:SkartacniLhuta&gt; jakékoli dětské entity dokument (nsesss:Dokument&gt;)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5 vyhlášky č. 259/2012 Sb.</text:p>
          </table:table-cell>
          <table:table-cell table:style-name="ce10" office:value-type="string" calcext:value-type="string">
            <text:p>Uveden je chybně rok skartační operace u dílu nebo spisu (počítá se jak podle roku spouštěcí události + 1 + skartační lhůta, tak podle roku skartační operace u dokumentů - záleží na tom, co je vyšší).</text:p>
          </table:table-cell>
          <table:table-cell table:number-columns-repeated="251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, spis (&lt;nsesss:Spis&gt; nebo dokument (&lt;nsesss:Dokument&gt;), potom v hierarchii dětských elementů &lt;nsesss:EvidencniUdaje&gt;, &lt;nsesss:Vyrazovani&gt;, &lt;nsesss:DataceVyrazeni&gt; obsahuje element &lt;nsesss:RokSkartacniOperace&gt; hodnotu, která je menší nebo rovna aktuálnímu rok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20 odst. 1 vyhlášky č. 259/2012 Sb.</text:p>
          </table:table-cell>
          <table:table-cell table:style-name="ce10" office:value-type="string" calcext:value-type="string">
            <text:p>U dílu, spisu nebo dokumentu nelze provést skartační řízení, protože ještě nenadešel uváděný rok skartační operace.</text:p>
          </table:table-cell>
          <table:table-cell table:number-columns-repeated="251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 nebo spis (&lt;nsesss:Spis&gt;), potom v hierarchii dětských elementů &lt;nsesss:EvidencniUdaje&gt;, &lt;nsesss:Vyrazovani&gt;, &lt;nsesss:SkartacniRezim&gt; obsahuje element &lt;nsesss:SkartacniZnak&gt; hodnotu, která je rovna nejvyššímu skartačnímu znaku dětské entity dokument (&lt;nsesss:Dokument&gt;), přičemž priorita skartačních znaků od nejvyšší po nejnižší je v pořadí A, V, S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5 vyhlášky č. 259/2012 Sb.</text:p>
          </table:table-cell>
          <table:table-cell table:style-name="ce10" office:value-type="string" calcext:value-type="string">
            <text:p>Uveden je chybně skartační znak u dílu nebo spisu (stanovuje se podle nejvyššího skartačního znaku dokumentu).</text:p>
          </table:table-cell>
          <table:table-cell table:number-columns-repeated="251"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Každá entita věcná skupina (&lt;nsesss:VecnaSkupina&gt;), která je rodičovskou entitou spisu (&lt;nsesss:Spis&gt;) nebo dokumentu (&lt;nsesss:Dokument&gt;), obsahuje v hierarchii dětských elementů &lt;nsesss:EvidencniUdaje&gt;, &lt;nsesss:Vyrazovani&gt; element &lt;nsesss:SkartacniRezim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15 odst. 2 vyhlášky č. 259/2012 Sb.; příloha č. 2 NSESSS, ř. 1250.</text:p>
          </table:table-cell>
          <table:table-cell table:style-name="ce10" office:value-type="string" calcext:value-type="string">
            <text:p>Chybí skartační režim věcné skupiny.</text:p>
          </table:table-cell>
          <table:table-cell table:number-columns-repeated="251"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její element &lt;nsesss:EvidencniUdaje&gt; obsahuje dětský element &lt;nsesss:Vyrizeni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421.</text:p>
          </table:table-cell>
          <table:table-cell table:style-name="ce10" office:value-type="string" calcext:value-type="string">
            <text:p>Chybí vyřízení dokumentu.</text:p>
          </table:table-cell>
          <table:table-cell table:number-columns-repeated="251"/>
        </table:table-row>
        <table:table-row table:style-name="ro7">
          <table:table-cell office:value-type="float" office:value="70" calcext:value-type="float">
            <text:p>7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Jakýkoli element &lt;nsesss:Identifikator&gt; není opakovatelný, pokud se nenachází v hierarchii elementů &lt;nsesss:Komponenta&gt;, &lt;nsesss:EvidencniUdaje&gt; a &lt;nsesss:Identifikace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497.</text:p>
          </table:table-cell>
          <table:table-cell table:style-name="ce10" office:value-type="string" calcext:value-type="string">
            <text:p>Uveden je chybně identifikátor věcné skupiny, typového spisu, součásti, dílu, spisu nebo dokumentu.</text:p>
          </table:table-cell>
          <table:table-cell table:number-columns-repeated="251"/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DatumOtevreni&gt;, obsahuje stejnou nebo menší hodnotu, než je hodnota elementu &lt;nsesss:DatumUzavreni&gt;, pokud poslední uvedený element existuje uvnitř rodičovského elementu &lt;nsesss:Manipulace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datum otevření a datum uzavření spisového plánu, věcné skupiny, typového spisu, součásti, dílu nebo spisu.</text:p>
          </table:table-cell>
          <table:table-cell table:number-columns-repeated="251"/>
        </table:table-row>
        <table:table-row table:style-name="ro7">
          <table:table-cell office:value-type="float" office:value="72" calcext:value-type="float">
            <text:p>7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CasPouziti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b) vyhlášky č. 259/2012 Sb.</text:p>
          </table:table-cell>
          <table:table-cell table:style-name="ce10" office:value-type="string" calcext:value-type="string">
            <text:p>Chybí strojový zápis času opatření komponenty (počítačového souboru) elektronickým podpisem, elektronickou značkou nebo časovým razítkem.</text:p>
          </table:table-cell>
          <table:table-cell table:number-columns-repeated="251"/>
        </table:table-row>
        <table:table-row table:style-name="ro7">
          <table:table-cell office:value-type="float" office:value="73" calcext:value-type="float">
            <text:p>7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CasOvereni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d) vyhlášky č. 259/2012 Sb.</text:p>
          </table:table-cell>
          <table:table-cell table:style-name="ce10" office:value-type="string" calcext:value-type="string">
            <text:p>Chybí strojový zápis času ověření elektronického podpisu, elektronické značky nebo časového razítka.</text:p>
          </table:table-cell>
          <table:table-cell table:number-columns-repeated="251"/>
        </table:table-row>
        <table:table-row table:style-name="ro7">
          <table:table-cell office:value-type="float" office:value="74" calcext:value-type="float">
            <text:p>7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PosuzovanyOkamzik&gt;, každý obsahuje atribut datum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§ 4 odst. 7 písm. d) vyhlášky č. 259/2012 Sb.</text:p>
          </table:table-cell>
          <table:table-cell table:style-name="ce10" office:value-type="string" calcext:value-type="string">
            <text:p>Chybí strojový zápis času, k němuž je vztaženo posuzování platnosti elektronického podpisu, elektronické značky nebo časového razítka.</text:p>
          </table:table-cell>
          <table:table-cell table:number-columns-repeated="251"/>
        </table:table-row>
        <table:table-row table:style-name="ro7">
          <table:table-cell office:value-type="float" office:value="75" calcext:value-type="float">
            <text:p>7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Platnost&gt;, v každém obsahuje jeho dětský element &lt;nsesss:PlatnostOd&gt; stejnou nebo menší hodnotu, než je hodnota elementu &lt;nsesss:PlatnostDo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platnosti certifikátu elektronického podpisu, elektronické značky nebo časového razítka.</text:p>
          </table:table-cell>
          <table:table-cell table:number-columns-repeated="251"/>
        </table:table-row>
        <table:table-row table:style-name="ro9">
          <table:table-cell office:value-type="float" office:value="76" calcext:value-type="float">
            <text:p>7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, potom rodičovské entity obsahují v hierarchii dětských elementů &lt;nsesss:EvidencniUdaje&gt;, &lt;nsesss:Manipulace&gt; element &lt;nsesss:AnalogovyDokument&gt; se stej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616.</text:p>
          </table:table-cell>
          <table:table-cell table:style-name="ce10" office:value-type="string" calcext:value-type="string">
            <text:p>Uvedeno je chybně u věcné skupiny, typového spisu, součásti, dílu nebo spisu, že neobsahují dokumenty v analogové podobě.</text:p>
          </table:table-cell>
          <table:table-cell table:number-columns-repeated="251"/>
        </table:table-row>
        <table:table-row table:style-name="ro9">
          <table:table-cell office:value-type="float" office:value="77" calcext:value-type="float">
            <text:p>7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základní entita obsahuje v hierarchii dětských elementů &lt;nsesss:EvidencniUdaje&gt;, &lt;nsesss:Manipulace&gt; element &lt;nsesss:AnalogovyDokument&gt; s hodnotou ano, potom obsahuje v hierarchii dětských elementů &lt;nsesss:Vyrazovani&gt; a &lt;nsesss:SkartacniRizeni&gt; element &lt;nsesss:Mnozstvi&gt; s neprázdnou hodnoto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říloha č. 2 NSESSS, ř. 1006.</text:p>
          </table:table-cell>
          <table:table-cell table:style-name="ce10" office:value-type="string" calcext:value-type="string">
            <text:p>Chybí množství dílu, spisu nebo dokumentu v analogové podobě.</text:p>
          </table:table-cell>
          <table:table-cell table:number-columns-repeated="25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Element &lt;nsesss:SkartacniRizeni&gt; je uveden pouze v hierarchii dětských elementů &lt;nsesss:EvidencniUdaje&gt;, &lt;nsesss:Vyrazovani&gt; základní entity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říloha č. 2 NSESSS, ř. 1228.</text:p>
          </table:table-cell>
          <table:table-cell table:style-name="ce10" office:value-type="string" calcext:value-type="string">
            <text:p>Chybí informace o skartačním řízení.</text:p>
          </table:table-cell>
          <table:table-cell table:number-columns-repeated="251"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V elementu &lt;nsesss:SkartacniRizeni&gt; obsahuje element &lt;nsesss:Datum&gt; hodnotu, v níž je uvedený rok větší nebo roven hodnotě uvedené v elementu &lt;nsesss:RokSkartacniOperace&gt; uvnitř rodičovského elementu &lt;nsesss:DataceVyrazeni&gt; stejné entity.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ení v souladu datum skartačního řízení a roku skartační operace.</text:p>
          </table:table-cell>
          <table:table-cell table:number-columns-repeated="25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V jakémkoli elementu &lt;nsesss:SkartacniRizeni&gt; obsahuje element &lt;nsesss:Datum&gt; hodnotu, která je menší nebo rovna aktuálnímu roku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§ 20 odst. 1 vyhlášky č. 259/2012 Sb.</text:p>
          </table:table-cell>
          <table:table-cell table:style-name="ce10" office:value-type="string" calcext:value-type="string">
            <text:p>Uvedeno je chybně datum skartačního řízení (uváděný rok ještě nenadešel).</text:p>
          </table:table-cell>
          <table:table-cell table:number-columns-repeated="251"/>
        </table:table-row>
        <table:table-row table:style-name="ro7">
          <table:table-cell office:value-type="float" office:value="81" calcext:value-type="float">
            <text:p>8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DatumDo&gt;, potom je jeho hodnota větší než &lt;nsesss:Datum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float" office:value="82" calcext:value-type="float">
            <text:p>8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MesicDo&gt;, potom je jeho hodnota větší než &lt;nsesss:Mesic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float" office:value="83" calcext:value-type="float">
            <text:p>83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v jakémkoli elementu &lt;nsesss:UrceneCasoveObdobi&gt; uveden dětský element &lt;nsesss:RokDo&gt;, potom je jeho hodnota větší než &lt;nsesss:RokOd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zsah určeného časového období.</text:p>
          </table:table-cell>
          <table:table-cell table:number-columns-repeated="251"/>
        </table:table-row>
        <table:table-row table:style-name="ro7">
          <table:table-cell office:value-type="float" office:value="84" calcext:value-type="float">
            <text:p>84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Vyrizeni&gt; a obsahuje element &lt;nsesss:Zpusob&gt; s hodnotou jiný způsob, potom je na stejné úrovni posledního uvedeného elementu uveden dětský element &lt;nsesss:ObsahVyrizen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265.</text:p>
          </table:table-cell>
          <table:table-cell table:style-name="ce10" office:value-type="string" calcext:value-type="string">
            <text:p>Chybí obsah vyřízení jiným způsobem.</text:p>
          </table:table-cell>
          <table:table-cell table:number-columns-repeated="25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akýkoli element &lt;nsesss:Dokument&gt; obsahuje v hierarchii dětských elementů &lt;nsesss:EvidencniUdaje&gt;, &lt;nsesss:Manipulace&gt; element &lt;nsesss:AnalogovyDokument&gt; s hodnotou ano, potom element &lt;nsesss:Manipulace&gt; obsahuje dětský element &lt;nsesss:UkladaciJednotka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52.</text:p>
          </table:table-cell>
          <table:table-cell table:style-name="ce10" office:value-type="string" calcext:value-type="string">
            <text:p>Chybí ukládací jednotka dokumentu v analogově podobě.</text:p>
          </table:table-cell>
          <table:table-cell table:number-columns-repeated="251"/>
        </table:table-row>
        <table:table-row table:style-name="ro7">
          <table:table-cell office:value-type="float" office:value="86" calcext:value-type="float">
            <text:p>86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obsahuje v hierarchii dětských elementů &lt;nsesss:EvidencniUdaje&gt;, &lt;nsesss:Trideni&gt; element &lt;nsesss:MaterskeEntity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397.</text:p>
          </table:table-cell>
          <table:table-cell table:style-name="ce10" office:value-type="string" calcext:value-type="string">
            <text:p>Chybí zatřídění dokumentu.</text:p>
          </table:table-cell>
          <table:table-cell table:number-columns-repeated="251"/>
        </table:table-row>
        <table:table-row table:style-name="ro7">
          <table:table-cell office:value-type="float" office:value="87" calcext:value-type="float">
            <text:p>87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element &lt;nsesss:Vyrizeni&gt; a obsahuje dětský element &lt;nsesss:DatumOdeslani&gt;, pak současně obsahuje i element &lt;nsesss:Prijemce&gt;. Pravidlo se uplatňuje i obráceně - v případě uvedení elementu &lt;nsesss:Prijemce&gt; je uveden i element &lt;nsesss:DatumOdeslani&gt;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471 a 1481.</text:p>
          </table:table-cell>
          <table:table-cell table:style-name="ce10" office:value-type="string" calcext:value-type="string">
            <text:p>Chybí příjemce nebo datum odeslání dokumentu.</text:p>
          </table:table-cell>
          <table:table-cell table:number-columns-repeated="251"/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lement &lt;nsesss:Dokument&gt; obsahuje v hierarchii dětských elementů &lt;nsesss:EvidencniUdaje&gt;, &lt;nsesss:Manipulace&gt; element &lt;nsesss:AnalogovyDokument&gt; s hodnotou ano a současně element &lt;nsesss:Vyrizeni&gt; obsahuje dětský element &lt;nsesss:DatumOdeslani&gt;, pak element &lt;nsesss:Vyrizeni&gt; obsahuje element &lt;nsesss:OdeslaneMnozstvi&gt; s neprázdnou hodnoto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476.</text:p>
          </table:table-cell>
          <table:table-cell table:style-name="ce10" office:value-type="string" calcext:value-type="string">
            <text:p>Chybí množství odeslaného dokumentu v analogové podobě.</text:p>
          </table:table-cell>
          <table:table-cell table:number-columns-repeated="251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okument (&lt;nsesss:Dokument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Vyriz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vyřízení u dokumentu.</text:p>
          </table:table-cell>
          <table:table-cell table:number-columns-repeated="251"/>
        </table:table-row>
        <table:table-row table:style-name="ro9">
          <table:table-cell office:value-type="float" office:value="90" calcext:value-type="float">
            <text:p>90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spis (&lt;nsesss:Spis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VyrizeniUzavr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vyřízení nebo datum uzavření u spisu.</text:p>
          </table:table-cell>
          <table:table-cell table:number-columns-repeated="251"/>
        </table:table-row>
        <table:table-row table:style-name="ro9">
          <table:table-cell office:value-type="float" office:value="91" calcext:value-type="float">
            <text:p>91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je základní entitou díl (&lt;nsesss:Dil&gt;), potom obsahuje v hierarchii dětských elementů &lt;nsesss:EvidencniUdaje&gt;, &lt;nsesss:Vyrazovani&gt;, &lt;nsesss:DataceVyrazeni&gt; element &lt;nsesss:RokSpousteciUdalosti&gt; hodnotu, v níž je uvedený rok větší nebo roven hodnotě uvedené v elementu &lt;nsesss:Datum&gt; v hierarchii elementů &lt;nsesss:EvidencniUdaje&gt; a &lt;nsesss:Uzavreni&gt;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Není v souladu rok spouštěcí události a datum uzavření u dílu.</text:p>
          </table:table-cell>
          <table:table-cell table:number-columns-repeated="251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NSESSS</text:p>
          </table:table-cell>
          <table:table-cell table:style-name="ce10" office:value-type="string" calcext:value-type="string">
            <text:p>Pokud existuje jakýkoli element &lt;nsesss:Identifikator&gt; s atributem zdroj s hodnotou IČ nebo IČO, hodnota obsahuje číslo o osmi číslicích, přičemž vážený součet prvních sedmi číslic má po dělení jedenácti zbytek, který po odečtení od 11 a následném vydělení 10 má zbytek roven poslední číslici.</text:p>
          </table:table-cell>
          <table:table-cell office:value-type="string" calcext:value-type="string">
            <text:p>1, 2, 3</text:p>
          </table:table-cell>
          <table:table-cell/>
          <table:table-cell table:style-name="ce10" office:value-type="string" calcext:value-type="string">
            <text:p>Chybně je uvedeno IČO subjektu.</text:p>
          </table:table-cell>
          <table:table-cell table:number-columns-repeated="25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Jakýkoli element &lt;nsesss:Nazev&gt; obsahuje neprázdnou hodnotu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říloha č. 2 NSESSS, ř. 167.</text:p>
          </table:table-cell>
          <table:table-cell table:style-name="ce10" office:value-type="string" calcext:value-type="string">
            <text:p>Není uveden název.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93a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ěcná skupina (&lt;nsesss:VecnaSkupina&gt;), jejíž rodičovská entita je spisový plán (&lt;nsesss:SpisovyPlan&gt;), obsahuje v hierarchii dětských elementů &lt;nsesss:EvidencniUdaje&gt;, &lt;nsesss:Trideni&gt; elementy &lt;nsesss:JednoduchySpisovyZnak&gt; a &lt;nsesss:PlneUrcenySpisovyZnak&gt; se stejnými hodnotami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9">
          <table:table-cell office:value-type="float" office:value="94" calcext:value-type="float">
            <text:p>94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yjma jakéhokoli spisového plánu (&lt;nsesss:SpisovyPlan&gt;) obsahuje v hierarchii dětských elementů &lt;nsesss:EvidencniUdaje&gt;, &lt;nsesss:Trideni&gt; element &lt;nsesss:PlneUrcenySpisovyZnak&gt; s hodnotou, jejíž poslední část je stejná jako hodnota elementu &lt;nsesss:JednoduchySpisovyZnak&gt;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0">
          <table:table-cell office:value-type="float" office:value="95" calcext:value-type="float">
            <text:p>95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entita věcná skupina (&lt;nsesss:VecnaSkupina&gt;) nebo součást (&lt;nsesss:Soucast&gt;), která se nachází v rodičovské entitě věcná skupina (&lt;nsesss:VecnaSkupina&gt;) nebo typový spis (&lt;nsesss:TypovySpis&gt;), obsahuje v hierarchii dětských elementů &lt;nsesss:EvidencniUdaje&gt;, &lt;nsesss:Trideni&gt; element &lt;nsesss:PlneUrcenySpisovyZnak&gt; s hodnotou obsahující hodnotu elementu &lt;nsesss:PlneUrcenySpisovyZnak&gt; rodičovské entity, oddělovač a hodnotu elementu &lt;nsesss:JednoduchySpisovyZnak&gt; výchozí entity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Požadavek 3.1.30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0">
          <table:table-cell office:value-type="float" office:value="96" calcext:value-type="float">
            <text:p>96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Každá základní entita a každá entita typový spis (&lt;nsesss:TypovySpis&gt;) obsahuje v hierarchii dětských elementů &lt;nsesss:EvidencniUdaje&gt;, &lt;nsesss:Trideni&gt; elementy &lt;nsesss:JednoduchySpisovyZnak&gt; a &lt;nsesss:PlneUrcenySpisovyZnak&gt; se stejnými hodnotami, jaké obsahují v hierarchii dětských elementů &lt;nsesss:EvidencniUdaje&gt;, &lt;nsesss:Trideni&gt; elementy &lt;nsesss:JednoduchySpisovyZnak&gt; a &lt;nsesss:PlneUrcenySpisovyZnak&gt; rodičovské entity věcná skupina (&lt;nsesss:VecnaSkupina&gt;) nebo součást (&lt;nsesss:Soucast&gt;)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§ 14 odst. 4 vyhlášky č. 259/2012 Sb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1">
          <table:table-cell office:value-type="float" office:value="97" calcext:value-type="float">
            <text:p>97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existuje více než jedna základní entita, všechny obsahují v hierarchii dětských elementů &lt;nsesss:EvidencniUdaje&gt;, &lt;nsesss:Trideni&gt; elementy &lt;nsesss:JednoduchySpisovyZnak&gt; a &lt;nsesss:PlneUrcenySpisovyZnak&gt; se stejnými hodnotami.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žadavek 3.1.34 NSESSS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12">
          <table:table-cell office:value-type="float" office:value="98" calcext:value-type="float">
            <text:p>98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je základní entitou díl (&lt;nsesss:Dil&gt;) nebo spis (&lt;nsesss:Spis&gt;), obsahují v hierarchii dětských elementů &lt;nsesss:EvidencniUdaje&gt;, &lt;nsesss:Trideni&gt; elementy &lt;nsesss:JednoduchySpisovyZnak&gt; a &lt;nsesss:PlneUrcenySpisovyZnak&gt; se stejnými hodnotami, jaké obsahují v hierarchii dětských elementů &lt;nsesss:EvidencniUdaje&gt;, &lt;nsesss:Trideni&gt; elementy &lt;nsesss:JednoduchySpisovyZnak&gt; a &lt;nsesss:PlneUrcenySpisovyZnak&gt; jakékoli dětské entity dokument (&lt;nsesss:Dokument&gt;).</text:p>
          </table:table-cell>
          <table:table-cell office:value-type="string" calcext:value-type="string">
            <text:p>1, 2, 3</text:p>
          </table:table-cell>
          <table:table-cell table:style-name="ce14" office:value-type="string" calcext:value-type="string">
            <text:p>§ 14 odst. 4 vyhlášky č. 259/2012 Sb.</text:p>
          </table:table-cell>
          <table:table-cell table:style-name="ce10" office:value-type="string" calcext:value-type="string">
            <text:p>Chybně jsou uvedeny spisové znaky.</text:p>
          </table:table-cell>
          <table:table-cell table:number-columns-repeated="251"/>
        </table:table-row>
        <table:table-row table:style-name="ro9">
          <table:table-cell office:value-type="float" office:value="99" calcext:value-type="float">
            <text:p>99</text:p>
          </table:table-cell>
          <table:table-cell office:value-type="string" calcext:value-type="string">
            <text:p>NSESSS</text:p>
          </table:table-cell>
          <table:table-cell office:value-type="string" calcext:value-type="string">
            <text:p>Pokud existuje jakýkoli element &lt;nsesss:Komponenta&gt;, který obsahuje atribut forma_uchovani s hodnotou originál ve výstupním datovém formátu, a současně jakýkoli element &lt;mets:file&gt;, který obsahuje atribut DMDID s hodnotou uvedenou v atributu ID příslušného elementu &lt;nsesss:Komponenta&gt; a současně atribut MIMETYPE s hodnotou application/pdf, potom souborový formát příslušné komponenty odpovídá normě PDF/A alespoň ve verzi 1b.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§ 23 odst. 2 vyhlášky č. 259/2012 Sb.</text:p>
          </table:table-cell>
          <table:table-cell table:style-name="ce10" office:value-type="string" calcext:value-type="string">
            <text:p>Komponenta (počítačový soubor) není ve výstupním datovém formátu (PDF/A).</text:p>
          </table:table-cell>
          <table:table-cell table:number-columns-repeated="251"/>
        </table:table-row>
        <table:table-row table:style-name="ro2" table:number-rows-repeated="1048457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778cm" fo:margin-right="1.778cm" style:first-page-number="continue" style:scale-to-X="1" style:scale-to-Y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máš Dvořák</meta:initial-creator>
    <meta:creation-date>2018-02-13T15:40:57</meta:creation-date>
    <dc:date>2021-10-05T10:15:43.041000000</dc:date>
    <meta:print-date>2018-02-13T17:00:17</meta:print-date>
    <meta:editing-cycles>3</meta:editing-cycles>
    <meta:editing-duration>PT17M27S</meta:editing-duration>
    <meta:document-statistic meta:table-count="1" meta:cell-count="607" meta:object-count="0"/>
    <meta:generator>LibreOffice/7.2.1.2$Windows_X86_64 LibreOffice_project/87b77fad49947c1441b67c559c339af8f3517e22</meta:generator>
  </office:meta>
</office:document-meta>
</file>